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03381c" officeooo:paragraph-rsid="0003381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3381c" officeooo:paragraph-rsid="0003381c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03381c" officeooo:paragraph-rsid="0003381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83527" officeooo:paragraph-rsid="00083527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046760" officeooo:paragraph-rsid="00046760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03381c" officeooo:paragraph-rsid="0003381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officeooo:rsid="00083527" officeooo:paragraph-rsid="00083527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9ac8b" officeooo:paragraph-rsid="0009ac8b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b34c5" officeooo:paragraph-rsid="000b34c5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b34c5" officeooo:paragraph-rsid="000baf25" style:font-size-asian="14pt" style:font-size-complex="14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3.6cm"/>
        </style:tab-stops>
      </style:paragraph-properties>
      <style:text-properties fo:font-size="14pt" officeooo:rsid="000b34c5" officeooo:paragraph-rsid="000baf25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baf25" officeooo:paragraph-rsid="000baf25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0d159b" officeooo:paragraph-rsid="000d159b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0edf6f" officeooo:paragraph-rsid="000edf6f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officeooo:paragraph-rsid="000d159b"/>
    </style:style>
    <style:style style:name="P17" style:family="paragraph" style:parent-style-name="Standard">
      <style:paragraph-properties fo:text-align="start" style:justify-single-word="false"/>
      <style:text-properties officeooo:paragraph-rsid="000edf6f"/>
    </style:style>
    <style:style style:name="P18" style:family="paragraph" style:parent-style-name="Standard">
      <style:paragraph-properties fo:line-height="100%"/>
      <style:text-properties fo:color="#000000" loext:opacity="100%" style:font-name="Liberation Serif" fo:font-size="14pt" fo:language="fr" fo:country="FR" style:font-size-asian="14pt" style:font-size-complex="14pt"/>
    </style:style>
    <style:style style:name="P19" style:family="paragraph" style:parent-style-name="Standard">
      <style:paragraph-properties fo:line-height="100%"/>
      <style:text-properties style:use-window-font-color="true" loext:opacity="0%" style:font-name="Liberation Serif" fo:font-size="10.5pt" fo:language="fr" fo:country="FR" style:font-size-asian="10.5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officeooo:paragraph-rsid="000edf6f" style:font-size-asian="14pt" style:font-size-complex="14pt"/>
    </style:style>
    <style:style style:name="P21" style:family="paragraph" style:parent-style-name="Standard">
      <style:paragraph-properties fo:line-height="100%"/>
      <style:text-properties style:font-name="Liberation Serif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34c5" style:font-weight-asian="bold" style:font-weight-complex="bold"/>
    </style:style>
    <style:style style:name="T3" style:family="text">
      <style:text-properties fo:font-weight="bold" officeooo:rsid="000baf25" style:font-weight-asian="bold" style:font-weight-complex="bold"/>
    </style:style>
    <style:style style:name="T4" style:family="text">
      <style:text-properties fo:font-weight="bold" officeooo:rsid="000d6e2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34c5" style:font-weight-asian="normal" style:font-weight-complex="normal"/>
    </style:style>
    <style:style style:name="T7" style:family="text">
      <style:text-properties officeooo:rsid="000baf25"/>
    </style:style>
    <style:style style:name="T8" style:family="text">
      <style:text-properties officeooo:rsid="000d159b"/>
    </style:style>
    <style:style style:name="T9" style:family="text">
      <style:text-properties fo:font-size="14pt" officeooo:rsid="000d159b" style:font-size-asian="14pt" style:font-size-complex="14pt"/>
    </style:style>
    <style:style style:name="T10" style:family="text">
      <style:text-properties fo:color="#000000" loext:opacity="100%" fo:language="fr" fo:country="FR" officeooo:rsid="000d159b"/>
    </style:style>
    <style:style style:name="T11" style:family="text">
      <style:text-properties fo:color="#000000" loext:opacity="100%" fo:language="fr" fo:country="FR"/>
    </style:style>
    <style:style style:name="T12" style:family="text">
      <style:text-properties officeooo:rsid="000d6e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 de l’évaluation 1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7">nom</text:p>
          </table:table-cell>
          <table:table-cell table:style-name="Tableau1.A1" office:value-type="string">
            <text:p text:style-name="P7">type</text:p>
          </table:table-cell>
          <table:table-cell table:style-name="Tableau1.C1" office:value-type="string">
            <text:p text:style-name="P7">description</text:p>
          </table:table-cell>
        </table:table-row>
        <table:table-row>
          <table:table-cell table:style-name="Tableau1.A2" office:value-type="string">
            <text:p text:style-name="P3">id_abonne</text:p>
          </table:table-cell>
          <table:table-cell table:style-name="Tableau1.A2" office:value-type="string">
            <text:p text:style-name="P6">int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nom</text:p>
          </table:table-cell>
          <table:table-cell table:style-name="Tableau1.A2" office:value-type="string">
            <text:p text:style-name="P6">varchar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prenom</text:p>
          </table:table-cell>
          <table:table-cell table:style-name="Tableau1.A2" office:value-type="string">
            <text:p text:style-name="P6">varchar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adresse</text:p>
          </table:table-cell>
          <table:table-cell table:style-name="Tableau1.A2" office:value-type="string">
            <text:p text:style-name="P6">varchar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code_postal</text:p>
          </table:table-cell>
          <table:table-cell table:style-name="Tableau1.A2" office:value-type="string">
            <text:p text:style-name="P6">varchar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ville</text:p>
          </table:table-cell>
          <table:table-cell table:style-name="Tableau1.A2" office:value-type="string">
            <text:p text:style-name="P6">varchar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telephone</text:p>
          </table:table-cell>
          <table:table-cell table:style-name="Tableau1.A2" office:value-type="string">
            <text:p text:style-name="P6">varchar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date_inscription</text:p>
          </table:table-cell>
          <table:table-cell table:style-name="Tableau1.A2" office:value-type="string">
            <text:p text:style-name="P6">date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date_emprunt</text:p>
          </table:table-cell>
          <table:table-cell table:style-name="Tableau1.A2" office:value-type="string">
            <text:p text:style-name="P6">date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date_fin</text:p>
          </table:table-cell>
          <table:table-cell table:style-name="Tableau1.A2" office:value-type="string">
            <text:p text:style-name="P6">date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id_livre</text:p>
          </table:table-cell>
          <table:table-cell table:style-name="Tableau1.A2" office:value-type="string">
            <text:p text:style-name="P6">int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titre</text:p>
          </table:table-cell>
          <table:table-cell table:style-name="Tableau1.A2" office:value-type="string">
            <text:p text:style-name="P6">varchar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auteur</text:p>
          </table:table-cell>
          <table:table-cell table:style-name="Tableau1.A2" office:value-type="string">
            <text:p text:style-name="P6">varchar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editeur</text:p>
          </table:table-cell>
          <table:table-cell table:style-name="Tableau1.A2" office:value-type="string">
            <text:p text:style-name="P6">varchar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date_apparition</text:p>
          </table:table-cell>
          <table:table-cell table:style-name="Tableau1.A2" office:value-type="string">
            <text:p text:style-name="P6">date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id_theme</text:p>
          </table:table-cell>
          <table:table-cell table:style-name="Tableau1.A2" office:value-type="string">
            <text:p text:style-name="P6">int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nom_theme</text:p>
          </table:table-cell>
          <table:table-cell table:style-name="Tableau1.A2" office:value-type="string">
            <text:p text:style-name="P6">varchar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couleur_theme</text:p>
          </table:table-cell>
          <table:table-cell table:style-name="Tableau1.A2" office:value-type="string">
            <text:p text:style-name="P6">varchar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num_rayon</text:p>
          </table:table-cell>
          <table:table-cell table:style-name="Tableau1.A2" office:value-type="string">
            <text:p text:style-name="P6">varchar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id_relance</text:p>
          </table:table-cell>
          <table:table-cell table:style-name="Tableau1.A2" office:value-type="string">
            <text:p text:style-name="P6">int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date_relance</text:p>
          </table:table-cell>
          <table:table-cell table:style-name="Tableau1.A2" office:value-type="string">
            <text:p text:style-name="P6">date</text:p>
          </table:table-cell>
          <table:table-cell table:style-name="Tableau1.C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Exercice 2 :</text:p>
      <text:p text:style-name="P4"/>
      <text:p text:style-name="P9">2) <text:span text:style-name="T7">L</text:span>’association <text:span text:style-name="T1">Passe</text:span> est lier a aucune valeur d’une entité et la cardinalité du cote de l’entité <text:span text:style-name="T1">Commande </text:span><text:span text:style-name="T5">est 1,1 donc une commande peut être passer par un seul client donc on n’a pas besoin de table passe donc elle disparaît dans le modèle physique.</text:span></text:p>
      <text:p text:style-name="P9"><text:span text:style-name="T5"/></text:p>
      <text:p text:style-name="P9"><text:span text:style-name="T5">L’association </text:span><text:span text:style-name="T1">SeComposeDe </text:span><text:span text:style-name="T5">et lier a plusieurs valeur de chaque </text:span><text:span text:style-name="T6">entité donc il y <text:s/>a un lien entre association </text:span><text:span text:style-name="T2">SeComposeDe</text:span><text:span text:style-name="T6"> est chaque entité qui entour l’association donc il y a une table qui apparaît dans le modèle physique.</text:span></text:p>
      <text:p text:style-name="P4"/>
      <text:p text:style-name="P10">3) <text:span text:style-name="T7">L’attribue </text:span><text:span text:style-name="T3">N°Client</text:span><text:span text:style-name="T7"> est clé primaire de la table </text:span><text:span text:style-name="T3">Client</text:span><text:span text:style-name="T7"> car elle ne changera jamais et elle est unique comme s’est un numéro client. Comme c’est un numéro client, deux client ne peut pas avoir le même numéro client</text:span></text:p>
      <text:p text:style-name="P10"/>
      <text:p text:style-name="P12"><text:s/><text:span text:style-name="T7">La table </text:span><text:span text:style-name="T3">Client </text:span><text:span text:style-name="T7">est lier a la table Commande par les clé de chaque table car une clé primaire est lier a une clé étrangère.</text:span></text:p>
      <text:p text:style-name="P11"/>
      <text:p text:style-name="P13">La clé primaire <text:span text:style-name="T1">N°Client </text:span>de la table <text:span text:style-name="T1">Client</text:span> est lier a la clé étrangère <text:span text:style-name="T1">N°Client</text:span> de la table <text:span text:style-name="T1">Commande</text:span> pour passe d’une table a l’autre. </text:p>
      <text:p text:style-name="P13"/>
      <text:p text:style-name="P14">Chaque commande est unique donc tout les numéro commande sont unique et ne peut pas change au cour du temps donc c’est la clé primaire <text:span text:style-name="T1">N°Commande </text:span>de la table <text:span text:style-name="T1">Commande</text:span>.</text:p>
      <text:p text:style-name="P14"/>
      <text:p text:style-name="P14">Pour lier la table <text:span text:style-name="T1">Commande</text:span> a la table <text:span text:style-name="T1">SeComposeDe</text:span>, la clé étrangère <text:span text:style-name="T1">N°Commande</text:span> <text:span text:style-name="T12">de la table </text:span><text:span text:style-name="T4">SeComposeDe</text:span><text:span text:style-name="T12"> permet de passe a la table </text:span><text:span text:style-name="T4">Commande</text:span><text:span text:style-name="T12"> avec l’attribue </text:span><text:span text:style-name="T4">N°Commande</text:span><text:span text:style-name="T12"> de la table </text:span><text:span text:style-name="T4">Commande</text:span><text:span text:style-name="T12">. </text:span></text:p>
      <text:p text:style-name="P14"/>
      <text:p text:style-name="P15">Pour identifier un article on utilise un numéro unique qu’on nomme <text:span text:style-name="T1">N°Article</text:span>,</text:p>
      <text:p text:style-name="P15"><text:span text:style-name="T1">N°Article</text:span> est clé primaire de la table <text:span text:style-name="T1">Article</text:span>.</text:p>
      <text:p text:style-name="P15"/>
      <text:p text:style-name="P15">L’attribue <text:span text:style-name="T1">N°Article</text:span> de la table <text:span text:style-name="T1">SeComposeDe</text:span> lier <text:span text:style-name="T1">N°Article</text:span> de la table <text:span text:style-name="T1">Article</text:span> pour passe d’une table a l’autre.</text:p>
      <text:p text:style-name="P15"/>
      <text:p text:style-name="P15">Donc on peut dire que l’attribue <text:span text:style-name="T1">N°Article</text:span> de la table <text:span text:style-name="T1">SeComposeDe</text:span> est clé étrangère <text:s text:c="2"/>lier a la clé primaire <text:span text:style-name="T1">N°Article</text:span> de la table <text:span text:style-name="T1">Article</text:span>. <text:s text:c="2"/></text:p>
      <text:p text:style-name="P14"/>
      <text:p text:style-name="P15">On peut voire que la table <text:span text:style-name="T1">SeComposeDe</text:span> est composer de deux clé étrangère.</text:p>
      <text:p text:style-name="P14"/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oft-page-break/><text:span text:style-name="T9">4)</text:span></text:p>
      <text:p text:style-name="P20"><text:span text:style-name="T8"><text:s/></text:span><text:span text:style-name="T10">CREATE TABLE Client(</text:span></text:p>
      <text:p text:style-name="P21"><text:span text:style-name="T11"><text:s text:c="3"/>N_Client INT AUTO_INCREMENT,</text:span></text:p>
      <text:p text:style-name="P21"><text:span text:style-name="T11"><text:s text:c="3"/>NomClient VARCHAR(50) ,</text:span></text:p>
      <text:p text:style-name="P21"><text:span text:style-name="T11"><text:s text:c="3"/>PrenomClient VARCHAR(50) ,</text:span></text:p>
      <text:p text:style-name="P21"><text:span text:style-name="T11"><text:s text:c="3"/>PRIMARY KEY(N_Client)</text:span></text:p>
      <text:p text:style-name="P21"><text:span text:style-name="T11">);</text:span></text:p>
      <text:p text:style-name="P18"/>
      <text:p text:style-name="P21"><text:span text:style-name="T11">CREATE TABLE Commande(</text:span></text:p>
      <text:p text:style-name="P21"><text:span text:style-name="T11"><text:s text:c="3"/>N_Commande INT AUTO_INCREMENT,</text:span></text:p>
      <text:p text:style-name="P21"><text:span text:style-name="T11"><text:s text:c="3"/>DateCommande DATE,</text:span></text:p>
      <text:p text:style-name="P21"><text:span text:style-name="T11"><text:s text:c="3"/>MontantCommande DECIMAL(7,2) <text:s/>,</text:span></text:p>
      <text:p text:style-name="P21"><text:span text:style-name="T11"><text:s text:c="3"/>N_Client INT NOT NULL,</text:span></text:p>
      <text:p text:style-name="P21"><text:span text:style-name="T11"><text:s text:c="3"/>PRIMARY KEY(N_Commande),</text:span></text:p>
      <text:p text:style-name="P21"><text:span text:style-name="T11"><text:s text:c="3"/>FOREIGN KEY(N_Client) REFERENCES Client(N_Client)</text:span></text:p>
      <text:p text:style-name="P21"><text:span text:style-name="T11">);</text:span></text:p>
      <text:p text:style-name="P18"/>
      <text:p text:style-name="P21"><text:span text:style-name="T11">CREATE TABLE Article(</text:span></text:p>
      <text:p text:style-name="P21"><text:span text:style-name="T11"><text:s text:c="3"/>N_Article INT AUTO_INCREMENT,</text:span></text:p>
      <text:p text:style-name="P21"><text:span text:style-name="T11"><text:s text:c="3"/>DesignationArticle VARCHAR(50) ,</text:span></text:p>
      <text:p text:style-name="P21"><text:span text:style-name="T11"><text:s text:c="3"/>PUArticle DECIMAL(6,2) <text:s/>,</text:span></text:p>
      <text:p text:style-name="P21"><text:span text:style-name="T11"><text:s text:c="3"/>PRIMARY KEY(N_Article)</text:span></text:p>
      <text:p text:style-name="P21"><text:span text:style-name="T11">);</text:span></text:p>
      <text:p text:style-name="P18"/>
      <text:p text:style-name="P21"><text:span text:style-name="T11">CREATE TABLE SeComposeDe(</text:span></text:p>
      <text:p text:style-name="P21"><text:span text:style-name="T11"><text:s text:c="3"/>N_Commande INT,</text:span></text:p>
      <text:p text:style-name="P21"><text:span text:style-name="T11"><text:s text:c="3"/>N_Article INT,</text:span></text:p>
      <text:p text:style-name="P21"><text:span text:style-name="T11"><text:s text:c="3"/>Qte INT,</text:span></text:p>
      <text:p text:style-name="P21"><text:span text:style-name="T11"><text:s text:c="3"/>TauxTva DECIMAL(4,2) <text:s/>,</text:span></text:p>
      <text:p text:style-name="P21"><text:span text:style-name="T11"><text:s text:c="3"/>PRIMARY KEY(N_Commande, N_Article),</text:span></text:p>
      <text:p text:style-name="P21"><text:span text:style-name="T11"><text:s text:c="3"/>FOREIGN KEY(N_Commande) REFERENCES Commande(N_Commande),</text:span></text:p>
      <text:p text:style-name="P21"><text:span text:style-name="T11"><text:s text:c="3"/>FOREIGN KEY(N_Article) REFERENCES Article(N_Article)</text:span></text:p>
      <text:p text:style-name="P21"><text:span text:style-name="T11">);</text:span></text:p>
      <text:p text:style-name="P19"/>
      <text:p text:style-name="P16"><text:span text:style-name="T9"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3:44:09.282540580</meta:creation-date>
    <dc:date>2023-08-29T10:05:09.635321234</dc:date>
    <meta:editing-duration>PT42M16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3" meta:paragraph-count="89" meta:word-count="438" meta:character-count="2881" meta:non-whitespace-character-count="2456"/>
  </office:meta>
</office:document-meta>
</file>